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0800000008DD0ADA2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text-properties officeooo:rsid="000b3ce6" officeooo:paragraph-rsid="000b3ce6"/>
    </style:style>
    <style:style style:name="P2" style:family="paragraph" style:parent-style-name="Footer">
      <style:paragraph-properties fo:text-align="end" style:justify-single-word="false"/>
    </style:style>
    <style:style style:name="P3" style:family="paragraph" style:parent-style-name="Text_20_body">
      <style:text-properties fo:language="en" fo:country="none"/>
    </style:style>
    <style:style style:name="P4" style:family="paragraph" style:parent-style-name="Text_20_body">
      <style:text-properties officeooo:rsid="01e52838" officeooo:paragraph-rsid="01e52838"/>
    </style:style>
    <style:style style:name="P5" style:family="paragraph" style:parent-style-name="Text_20_body">
      <style:text-properties officeooo:rsid="01eeae8e" officeooo:paragraph-rsid="01eeae8e"/>
    </style:style>
    <style:style style:name="P6" style:family="paragraph" style:parent-style-name="Text_20_body">
      <style:text-properties officeooo:rsid="01ef04f8" officeooo:paragraph-rsid="01ef04f8"/>
    </style:style>
    <style:style style:name="P7" style:family="paragraph" style:parent-style-name="Text_20_body">
      <style:text-properties officeooo:rsid="01f19c1f" officeooo:paragraph-rsid="01f19c1f"/>
    </style:style>
    <style:style style:name="P8" style:family="paragraph" style:parent-style-name="Preformatted_20_Text">
      <style:text-properties officeooo:rsid="0174a856" officeooo:paragraph-rsid="01a4d423"/>
    </style:style>
    <style:style style:name="P9" style:family="paragraph" style:parent-style-name="Preformatted_20_Text">
      <style:text-properties officeooo:rsid="0174a856" officeooo:paragraph-rsid="01c3bd1d"/>
    </style:style>
    <style:style style:name="P10" style:family="paragraph" style:parent-style-name="Preformatted_20_Text">
      <style:text-properties officeooo:rsid="0174a856" officeooo:paragraph-rsid="01c70f89"/>
    </style:style>
    <style:style style:name="P11" style:family="paragraph" style:parent-style-name="Preformatted_20_Text">
      <style:text-properties officeooo:rsid="0174a856" officeooo:paragraph-rsid="01d285ef"/>
    </style:style>
    <style:style style:name="P12" style:family="paragraph" style:parent-style-name="Preformatted_20_Text">
      <style:text-properties officeooo:rsid="017353fb" officeooo:paragraph-rsid="01a95c66"/>
    </style:style>
    <style:style style:name="P13" style:family="paragraph" style:parent-style-name="Preformatted_20_Text">
      <style:text-properties officeooo:rsid="017353fb" officeooo:paragraph-rsid="01ae2951"/>
    </style:style>
    <style:style style:name="P14" style:family="paragraph" style:parent-style-name="Preformatted_20_Text">
      <style:text-properties officeooo:rsid="01ae9b64" officeooo:paragraph-rsid="01ae9b64"/>
    </style:style>
    <style:style style:name="P15" style:family="paragraph" style:parent-style-name="Preformatted_20_Text">
      <style:text-properties officeooo:rsid="01b2ed33" officeooo:paragraph-rsid="01b2ed33"/>
    </style:style>
    <style:style style:name="P16" style:family="paragraph" style:parent-style-name="Preformatted_20_Text">
      <style:text-properties officeooo:rsid="01b2ed33" officeooo:paragraph-rsid="01ba3924"/>
    </style:style>
    <style:style style:name="P17" style:family="paragraph" style:parent-style-name="Preformatted_20_Text">
      <style:text-properties officeooo:paragraph-rsid="01f942d5"/>
    </style:style>
    <style:style style:name="P18" style:family="paragraph" style:parent-style-name="Preformatted_20_Text">
      <style:text-properties officeooo:paragraph-rsid="01fb1430"/>
    </style:style>
    <style:style style:name="P19" style:family="paragraph" style:parent-style-name="Preformatted_20_Text">
      <style:text-properties officeooo:paragraph-rsid="01fcc6ac"/>
    </style:style>
    <style:style style:name="P20" style:family="paragraph" style:parent-style-name="Preformatted_20_Text">
      <style:text-properties officeooo:paragraph-rsid="01fe7457"/>
    </style:style>
    <style:style style:name="P21" style:family="paragraph" style:parent-style-name="Preformatted_20_Text">
      <style:text-properties officeooo:paragraph-rsid="02003e18"/>
    </style:style>
    <style:style style:name="P22" style:family="paragraph" style:parent-style-name="Preformatted_20_Text">
      <style:text-properties officeooo:paragraph-rsid="0200f8d1"/>
    </style:style>
    <style:style style:name="P23" style:family="paragraph" style:parent-style-name="Preformatted_20_Text">
      <style:text-properties officeooo:paragraph-rsid="02027180"/>
    </style:style>
    <style:style style:name="P24" style:family="paragraph" style:parent-style-name="Preformatted_20_Text">
      <style:text-properties officeooo:paragraph-rsid="020425da"/>
    </style:style>
    <style:style style:name="P25" style:family="paragraph" style:parent-style-name="Preformatted_20_Text">
      <style:text-properties officeooo:paragraph-rsid="0206d391"/>
    </style:style>
    <style:style style:name="P26" style:family="paragraph" style:parent-style-name="Preformatted_20_Text">
      <style:text-properties officeooo:paragraph-rsid="020a105d"/>
    </style:style>
    <style:style style:name="P27" style:family="paragraph" style:parent-style-name="Preformatted_20_Text">
      <style:text-properties officeooo:paragraph-rsid="020ada01"/>
    </style:style>
    <style:style style:name="P28" style:family="paragraph" style:parent-style-name="Preformatted_20_Text">
      <style:text-properties officeooo:paragraph-rsid="020caa49"/>
    </style:style>
    <style:style style:name="P29" style:family="paragraph" style:parent-style-name="Preformatted_20_Text">
      <style:text-properties officeooo:paragraph-rsid="020e54ce"/>
    </style:style>
    <style:style style:name="P30" style:family="paragraph" style:parent-style-name="Preformatted_20_Text">
      <style:text-properties officeooo:paragraph-rsid="0210446f"/>
    </style:style>
    <style:style style:name="P31" style:family="paragraph" style:parent-style-name="Preformatted_20_Text">
      <style:text-properties officeooo:paragraph-rsid="0210b740"/>
    </style:style>
    <style:style style:name="P32" style:family="paragraph" style:parent-style-name="Preformatted_20_Text">
      <style:text-properties officeooo:paragraph-rsid="0211c9a4"/>
    </style:style>
    <style:style style:name="P33" style:family="paragraph" style:parent-style-name="Preformatted_20_Text">
      <style:text-properties officeooo:paragraph-rsid="0213b69d"/>
    </style:style>
    <style:style style:name="P34" style:family="paragraph" style:parent-style-name="Preformatted_20_Text">
      <style:text-properties officeooo:paragraph-rsid="0215f136"/>
    </style:style>
    <style:style style:name="P35" style:family="paragraph" style:parent-style-name="Preformatted_20_Text">
      <style:text-properties officeooo:paragraph-rsid="02169a21"/>
    </style:style>
    <style:style style:name="P36" style:family="paragraph" style:parent-style-name="Preformatted_20_Text">
      <style:text-properties officeooo:paragraph-rsid="02181532"/>
    </style:style>
    <style:style style:name="P37" style:family="paragraph" style:parent-style-name="Preformatted_20_Text">
      <style:text-properties officeooo:paragraph-rsid="0218a89d"/>
    </style:style>
    <style:style style:name="P38" style:family="paragraph" style:parent-style-name="Preformatted_20_Text">
      <style:text-properties officeooo:paragraph-rsid="021978dd"/>
    </style:style>
    <style:style style:name="P39" style:family="paragraph" style:parent-style-name="Preformatted_20_Text">
      <style:text-properties officeooo:paragraph-rsid="021b1f85"/>
    </style:style>
    <style:style style:name="P40" style:family="paragraph" style:parent-style-name="Preformatted_20_Text">
      <style:text-properties officeooo:paragraph-rsid="021d15eb"/>
    </style:style>
    <style:style style:name="P41" style:family="paragraph" style:parent-style-name="Preformatted_20_Text">
      <style:text-properties officeooo:paragraph-rsid="021d8b20"/>
    </style:style>
    <style:style style:name="P42" style:family="paragraph" style:parent-style-name="Preformatted_20_Text">
      <style:text-properties officeooo:paragraph-rsid="021f253b"/>
    </style:style>
    <style:style style:name="P43" style:family="paragraph" style:parent-style-name="Preformatted_20_Text">
      <style:paragraph-properties fo:break-before="page"/>
    </style:style>
    <style:style style:name="P44" style:family="paragraph" style:parent-style-name="Preformatted_20_Text">
      <style:paragraph-properties fo:break-before="page"/>
      <style:text-properties officeooo:paragraph-rsid="01fb1430"/>
    </style:style>
    <style:style style:name="P45" style:family="paragraph" style:parent-style-name="Standard" style:master-page-name="Standard">
      <style:paragraph-properties style:page-number="auto"/>
    </style:style>
    <style:style style:name="P46" style:family="paragraph" style:parent-style-name="Heading_20_1">
      <style:text-properties officeooo:rsid="003028a1" officeooo:paragraph-rsid="003028a1"/>
    </style:style>
    <style:style style:name="P47" style:family="paragraph" style:parent-style-name="Heading_20_1">
      <style:text-properties officeooo:rsid="003dea7a" officeooo:paragraph-rsid="003dea7a"/>
    </style:style>
    <style:style style:name="P48" style:family="paragraph" style:parent-style-name="Preformatted_20_Text">
      <style:text-properties officeooo:rsid="01a4d423" officeooo:paragraph-rsid="01a4d423"/>
    </style:style>
    <style:style style:name="P49" style:family="paragraph" style:parent-style-name="Preformatted_20_Text">
      <style:text-properties officeooo:rsid="01a5f3d3" officeooo:paragraph-rsid="01a95c66"/>
    </style:style>
    <style:style style:name="P50" style:family="paragraph" style:parent-style-name="Preformatted_20_Text">
      <style:text-properties officeooo:rsid="01a5f3d3" officeooo:paragraph-rsid="01aa056b"/>
    </style:style>
    <style:style style:name="P51" style:family="paragraph" style:parent-style-name="Preformatted_20_Text">
      <style:text-properties officeooo:rsid="01b37238" officeooo:paragraph-rsid="01e790d6"/>
    </style:style>
    <style:style style:name="P52" style:family="paragraph" style:parent-style-name="Preformatted_20_Text">
      <style:text-properties officeooo:rsid="01b37238" officeooo:paragraph-rsid="01b2ed33"/>
    </style:style>
    <style:style style:name="P53" style:family="paragraph" style:parent-style-name="Preformatted_20_Text">
      <style:text-properties officeooo:rsid="01b37238" officeooo:paragraph-rsid="01b8364a"/>
    </style:style>
    <style:style style:name="P54" style:family="paragraph" style:parent-style-name="Preformatted_20_Text">
      <style:text-properties officeooo:rsid="01c10d1e" officeooo:paragraph-rsid="01bf1ab9"/>
    </style:style>
    <style:style style:name="P55" style:family="paragraph" style:parent-style-name="Preformatted_20_Text">
      <style:text-properties officeooo:rsid="01c3bd1d" officeooo:paragraph-rsid="01dcf6f4"/>
    </style:style>
    <style:style style:name="P56" style:family="paragraph" style:parent-style-name="Preformatted_20_Text">
      <style:text-properties officeooo:rsid="01c3bd1d" officeooo:paragraph-rsid="01d9b9f5"/>
    </style:style>
    <style:style style:name="P57" style:family="paragraph" style:parent-style-name="Preformatted_20_Text">
      <style:text-properties officeooo:rsid="01cd317e" officeooo:paragraph-rsid="01c3bd1d"/>
    </style:style>
    <style:style style:name="P58" style:family="paragraph" style:parent-style-name="Preformatted_20_Text">
      <style:text-properties fo:color="#888888" style:font-name="Consolas" fo:font-size="9.5pt" fo:language="en" fo:country="none" style:font-size-asian="9.5pt"/>
    </style:style>
    <style:style style:name="P59" style:family="paragraph" style:parent-style-name="Preformatted_20_Text">
      <style:text-properties fo:color="#888888" style:font-name="Consolas" fo:font-size="9.5pt" fo:language="en" fo:country="none" officeooo:paragraph-rsid="02003e18" style:font-size-asian="9.5pt"/>
    </style:style>
    <style:style style:name="P60" style:family="paragraph" style:parent-style-name="Preformatted_20_Text">
      <style:text-properties fo:color="#888888" style:font-name="Consolas" fo:font-size="9.5pt" fo:language="en" fo:country="none" officeooo:paragraph-rsid="01fb1430" style:font-size-asian="9.5pt"/>
    </style:style>
    <style:style style:name="P61" style:family="paragraph" style:parent-style-name="Preformatted_20_Text">
      <style:text-properties officeooo:rsid="022a8a4e" officeooo:paragraph-rsid="022a8a4e"/>
    </style:style>
    <style:style style:name="P62" style:family="paragraph" style:parent-style-name="Preformatted_20_Text">
      <style:text-properties officeooo:rsid="022a8a4e" officeooo:paragraph-rsid="022c5a84"/>
    </style:style>
    <style:style style:name="P63" style:family="paragraph" style:parent-style-name="Preformatted_20_Text">
      <style:text-properties officeooo:rsid="022a8a4e" officeooo:paragraph-rsid="0230194f"/>
    </style:style>
    <style:style style:name="P64" style:family="paragraph" style:parent-style-name="Preformatted_20_Text">
      <style:text-properties officeooo:rsid="022a8a4e" officeooo:paragraph-rsid="0231ca2d"/>
    </style:style>
    <style:style style:name="P65" style:family="paragraph" style:parent-style-name="Preformatted_20_Text">
      <style:text-properties officeooo:rsid="022a8a4e" officeooo:paragraph-rsid="02323ea5"/>
    </style:style>
    <style:style style:name="P66" style:family="paragraph" style:parent-style-name="Preformatted_20_Text">
      <style:text-properties officeooo:rsid="022a8a4e" officeooo:paragraph-rsid="023715a3"/>
    </style:style>
    <style:style style:name="P67" style:family="paragraph" style:parent-style-name="Preformatted_20_Text">
      <style:text-properties officeooo:rsid="022a8a4e" officeooo:paragraph-rsid="023d68ca"/>
    </style:style>
    <style:style style:name="P68" style:family="paragraph" style:parent-style-name="Preformatted_20_Text">
      <style:text-properties officeooo:rsid="022a8a4e" officeooo:paragraph-rsid="023fb67c"/>
    </style:style>
    <style:style style:name="P69" style:family="paragraph" style:parent-style-name="Preformatted_20_Text">
      <style:text-properties officeooo:rsid="023e8304" officeooo:paragraph-rsid="023e8304"/>
    </style:style>
    <style:style style:name="P70" style:family="paragraph" style:parent-style-name="Preformatted_20_Text">
      <style:text-properties officeooo:paragraph-rsid="0246abc5"/>
    </style:style>
    <style:style style:name="P71" style:family="paragraph" style:parent-style-name="Text_20_body">
      <style:text-properties officeooo:paragraph-rsid="022a4d4e"/>
    </style:style>
    <style:style style:name="P72" style:family="paragraph" style:parent-style-name="Text_20_body">
      <style:text-properties officeooo:rsid="022a4d4e" officeooo:paragraph-rsid="022a4d4e"/>
    </style:style>
    <style:style style:name="P73" style:family="paragraph" style:parent-style-name="Text_20_body">
      <style:text-properties officeooo:rsid="0242bfd9" officeooo:paragraph-rsid="0242bfd9"/>
    </style:style>
    <style:style style:name="T1" style:family="text">
      <style:text-properties officeooo:rsid="007e5db0"/>
    </style:style>
    <style:style style:name="T2" style:family="text">
      <style:text-properties style:text-position="0% 100%"/>
    </style:style>
    <style:style style:name="T3" style:family="text">
      <style:text-properties style:text-position="0% 100%" officeooo:rsid="00a9cb13"/>
    </style:style>
    <style:style style:name="T4" style:family="text">
      <style:text-properties style:text-position="0% 100%" officeooo:rsid="01a2d165"/>
    </style:style>
    <style:style style:name="T5" style:family="text">
      <style:text-properties style:text-position="0% 100%" officeooo:rsid="01a40ba3"/>
    </style:style>
    <style:style style:name="T6" style:family="text">
      <style:text-properties style:text-position="0% 100%" officeooo:rsid="01a7c12f"/>
    </style:style>
    <style:style style:name="T7" style:family="text">
      <style:text-properties style:text-position="0% 100%" officeooo:rsid="01a923d3"/>
    </style:style>
    <style:style style:name="T8" style:family="text">
      <style:text-properties style:text-position="0% 100%" officeooo:rsid="01e5be3c"/>
    </style:style>
    <style:style style:name="T9" style:family="text">
      <style:text-properties style:text-position="0% 100%" officeooo:rsid="01e715c1"/>
    </style:style>
    <style:style style:name="T10" style:family="text">
      <style:text-properties style:text-position="0% 100%" officeooo:rsid="01ed29f1"/>
    </style:style>
    <style:style style:name="T11" style:family="text">
      <style:text-properties style:text-position="0% 100%" officeooo:rsid="01ed4e97"/>
    </style:style>
    <style:style style:name="T12" style:family="text">
      <style:text-properties style:text-position="0% 100%" officeooo:rsid="01f05a0c"/>
    </style:style>
    <style:style style:name="T13" style:family="text">
      <style:text-properties style:text-position="0% 100%" officeooo:rsid="01f32ed9"/>
    </style:style>
    <style:style style:name="T14" style:family="text">
      <style:text-properties style:text-position="0% 100%" officeooo:rsid="01f3897a"/>
    </style:style>
    <style:style style:name="T15" style:family="text">
      <style:text-properties style:text-position="0% 100%" officeooo:rsid="01f3ff9b"/>
    </style:style>
    <style:style style:name="T16" style:family="text">
      <style:text-properties style:text-position="0% 100%" officeooo:rsid="0244b5fc"/>
    </style:style>
    <style:style style:name="T17" style:family="text">
      <style:text-properties fo:color="#006699" style:font-name="Consolas"/>
    </style:style>
    <style:style style:name="T18" style:family="text">
      <style:text-properties fo:color="#006699" style:font-name="Consolas" fo:font-size="9.5pt" fo:language="en" fo:country="none" style:font-size-asian="9.5pt"/>
    </style:style>
    <style:style style:name="T19" style:family="text">
      <style:text-properties fo:color="#006699" style:font-name="Consolas"/>
    </style:style>
    <style:style style:name="T20" style:family="text">
      <style:text-properties fo:color="#006699" style:font-name="Consolas" fo:font-size="9.5pt" fo:language="en" fo:country="none" style:font-size-asian="9.5pt"/>
    </style:style>
    <style:style style:name="T21" style:family="text">
      <style:text-properties fo:color="#444444" style:font-name="Consolas"/>
    </style:style>
    <style:style style:name="T22" style:family="text">
      <style:text-properties fo:color="#444444" style:font-name="Consolas" fo:font-size="9.5pt" fo:language="en" fo:country="none" style:font-size-asian="9.5pt"/>
    </style:style>
    <style:style style:name="T23" style:family="text">
      <style:text-properties fo:color="#444444" style:font-name="Consolas"/>
    </style:style>
    <style:style style:name="T24" style:family="text">
      <style:text-properties fo:color="#444444" style:font-name="Consolas" fo:font-size="9.5pt" fo:language="en" fo:country="none" style:font-size-asian="9.5pt"/>
    </style:style>
    <style:style style:name="T25" style:family="text">
      <style:text-properties fo:color="#2b91af" style:font-name="Consolas" fo:font-size="9.5pt" fo:language="en" fo:country="none" style:font-size-asian="9.5pt"/>
    </style:style>
    <style:style style:name="T26" style:family="text">
      <style:text-properties fo:color="#2b91af" style:font-name="Consolas" fo:font-size="9.5pt" fo:language="en" fo:country="none" style:font-size-asian="9.5pt"/>
    </style:style>
    <style:style style:name="T27" style:family="text">
      <style:text-properties fo:color="#ee0000" style:font-name="Consolas" fo:font-size="9.5pt" fo:language="en" fo:country="none" style:font-size-asian="9.5pt"/>
    </style:style>
    <style:style style:name="T28" style:family="text">
      <style:text-properties fo:color="#ee0000" style:font-name="Consolas" fo:font-size="9.5pt" fo:language="en" fo:country="none" style:font-size-asian="9.5pt"/>
    </style:style>
    <style:style style:name="T29" style:family="text">
      <style:text-properties fo:color="#888888" style:font-name="Consolas"/>
    </style:style>
    <style:style style:name="T30" style:family="text">
      <style:text-properties fo:color="#888888" style:font-name="Consolas" fo:font-size="9.5pt" fo:language="en" fo:country="none" style:font-size-asian="9.5pt"/>
    </style:style>
    <style:style style:name="T31" style:family="text">
      <style:text-properties officeooo:rsid="0175881a"/>
    </style:style>
    <style:style style:name="T32" style:family="text">
      <style:text-properties fo:color="#000000" style:font-name="Consolas"/>
    </style:style>
    <style:style style:name="T33" style:family="text">
      <style:text-properties fo:color="#000000" style:font-name="Consolas" fo:font-size="9.5pt" fo:language="en" fo:country="none" style:font-size-asian="9.5pt"/>
    </style:style>
    <style:style style:name="T34" style:family="text">
      <style:text-properties fo:language="en" fo:country="none"/>
    </style:style>
    <style:style style:name="T35" style:family="text">
      <style:text-properties officeooo:rsid="019fd2dd"/>
    </style:style>
    <style:style style:name="T36" style:family="text">
      <style:text-properties officeooo:rsid="01a4d423"/>
    </style:style>
    <style:style style:name="T37" style:family="text">
      <style:text-properties officeooo:rsid="01a5f3d3"/>
    </style:style>
    <style:style style:name="T38" style:family="text">
      <style:text-properties officeooo:rsid="01af0e39"/>
    </style:style>
    <style:style style:name="T39" style:family="text">
      <style:text-properties officeooo:rsid="01b37238"/>
    </style:style>
    <style:style style:name="T40" style:family="text">
      <style:text-properties officeooo:rsid="01b552ce"/>
    </style:style>
    <style:style style:name="T41" style:family="text">
      <style:text-properties officeooo:rsid="01bf1ab9"/>
    </style:style>
    <style:style style:name="T42" style:family="text">
      <style:text-properties officeooo:rsid="01c3bd1d"/>
    </style:style>
    <style:style style:name="T43" style:family="text">
      <style:text-properties officeooo:rsid="01cd317e"/>
    </style:style>
    <style:style style:name="T44" style:family="text">
      <style:text-properties officeooo:rsid="022889ab"/>
    </style:style>
    <style:style style:name="T45" style:family="text">
      <style:text-properties officeooo:rsid="022b478e"/>
    </style:style>
    <style:style style:name="T46" style:family="text">
      <style:text-properties officeooo:rsid="022de7c5"/>
    </style:style>
    <style:style style:name="T47" style:family="text">
      <style:text-properties officeooo:rsid="0230194f"/>
    </style:style>
    <style:style style:name="T48" style:family="text">
      <style:text-properties style:text-position="sub 58%" officeooo:rsid="022b478e"/>
    </style:style>
    <style:style style:name="T49" style:family="text">
      <style:text-properties fo:font-size="10pt" officeooo:rsid="0230194f" style:font-size-asian="10pt" style:font-size-complex="10pt"/>
    </style:style>
    <style:style style:name="T50" style:family="text">
      <style:text-properties fo:font-size="10pt" officeooo:rsid="022b478e" style:font-size-asian="10pt" style:font-size-complex="10pt"/>
    </style:style>
    <style:style style:name="T51" style:family="text">
      <style:text-properties fo:font-size="10pt" officeooo:rsid="0238757d" style:font-size-asian="10pt" style:font-size-complex="10pt"/>
    </style:style>
    <style:style style:name="T52" style:family="text">
      <style:text-properties fo:font-size="10pt" officeooo:rsid="023d68ca" style:font-size-asian="10pt" style:font-size-complex="10pt"/>
    </style:style>
    <style:style style:name="T53" style:family="text">
      <style:text-properties officeooo:rsid="023f79c6"/>
    </style:style>
    <style:style style:name="T54" style:family="text">
      <style:text-properties officeooo:rsid="0249d60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5">Algoritmica grafelor laboratorul <text:span text:style-name="T44">5</text:span></text:p>
      <text:p text:style-name="Text_20_body">Tema: <text:span text:style-name="T44">arbori partiali de valoare minima.</text:span></text:p>
      <text:h text:style-name="Heading_20_1" text:outline-level="1">Enunt</text:h>
      <text:p text:style-name="P71"><text:span text:style-name="T1">Sa se conceapa un algoritm care primeste ca parametru de intrare o lista muchiilor unui graf (triplete NxNxR). Graful este conex. Algoritmul va returna un arbore partial de valoare minima unde valoarea grafului este suma valorilor muchiilor din arbore. Arborele returnat este reprezentat sub aceasi forma ca si parameterul de intrare. Graful contine cel putin un varf.</text:span></text:p>
      <text:h text:style-name="Heading_20_1" text:outline-level="1">Dezvoltarea algoritmului</text:h>
      <text:p text:style-name="P72">Problema nu este suficient de complexa pentru a fi impartita in subprobleme deoarece exista deja algoritmi care avand un graf conex determina subarborele partial de valoare minima (de exemplu algoritmul lui Prim).</text:p>
      <text:h text:style-name="Heading_20_1" text:outline-level="1">Descrierea algoritmului</text:h>
      <text:p text:style-name="P61"><text:span text:style-name="T54">f</text:span>unctie DeterminaSubarborePartial(multimeaMuchilor)</text:p>
      <text:p text:style-name="P62"><text:s text:c="4"/><text:span text:style-name="T46">varfuri ← multimeaMuchilor.Varfuri</text:span></text:p>
      <text:p text:style-name="P62"><text:span text:style-name="T45"><text:s text:c="4"/>varfuriVizitate ← CreazaLista()</text:span></text:p>
      <text:p text:style-name="P61"><text:span text:style-name="T45"><text:s text:c="4"/>varfuriVizitate ← varfuri.Primul</text:span></text:p>
      <text:p text:style-name="P61"><text:span text:style-name="T45"><text:s text:c="4"/>muchiiVizitate ← CreazaLista()</text:span></text:p>
      <text:p text:style-name="P63"><text:span text:style-name="T45"><text:s text:c="4"/>cattimp varfuri ≠ varfuriVizitate executa</text:span></text:p>
      <text:p text:style-name="P63"><text:span text:style-name="T45"><text:s text:c="8"/>pentru varf ∈ varfuriVizitate executa</text:span></text:p>
      <text:p text:style-name="P64"><text:span text:style-name="T45"><text:s text:c="12"/>muchii</text:span><text:span text:style-name="T48">i</text:span><text:span text:style-name="T45"> ← min{m ∈ </text:span>multimeaMuchilor<text:span text:style-name="T47">.Adiacenta(varf) |</text:span></text:p>
      <text:p text:style-name="P65"><text:span text:style-name="T47"><text:s text:c="26"/>m.Varfuri\{varf}</text:span><text:span text:style-name="T49"> ∪ va</text:span><text:span text:style-name="T47">rfuriVizitate ≠ varfuriVizitate}</text:span></text:p>
      <text:p text:style-name="P63"><text:span text:style-name="T45"><text:s text:c="8"/>sfarsit pentru</text:span></text:p>
      <text:p text:style-name="P66"><text:span text:style-name="T45"><text:s text:c="8"/>muchie ← min{muchii}</text:span></text:p>
      <text:p text:style-name="P66"><text:span text:style-name="T45"><text:s text:c="8"/>varfuriVizitate ← varfuriVizitate </text:span><text:span text:style-name="T49">∪ </text:span><text:span text:style-name="T50">muchie.</text:span><text:span text:style-name="T51">Varfuri</text:span></text:p>
      <text:p text:style-name="P67"><text:span text:style-name="T45"><text:s text:c="8"/>muchiiVizitate ← muchiiVizitate </text:span><text:span text:style-name="T49">∪ </text:span><text:span text:style-name="T52">muchie</text:span></text:p>
      <text:p text:style-name="P63"><text:span text:style-name="T45"><text:s text:c="4"/>sfarsit cattimp</text:span></text:p>
      <text:p text:style-name="P68"><text:span text:style-name="T45"><text:s text:c="4"/></text:span>DeterminaSubarborePartial <text:span text:style-name="T53">← muchiiVizitate</text:span></text:p>
      <text:p text:style-name="P69"><text:span text:style-name="T45">s</text:span>farsit functie</text:p>
      <text:h text:style-name="P46" text:outline-level="1">Demostrarea corectitudinii</text:h>
      <text:p text:style-name="P73"><text:span text:style-name="T16">Algoritmul</text:span><text:span text:style-name="T2"> este preluat din curs, se considera ca fiind corect.</text:span></text:p>
      <text:h text:style-name="P47" text:outline-level="1">Cod sursa (C#)</text:h>
      <text:p text:style-name="Preformatted_20_Text"><text:span text:style-name="T17">using</text:span><text:span text:style-name="T32"> </text:span><text:span text:style-name="T21">System</text:span><text:span text:style-name="T32">;</text:span></text:p>
      <text:p text:style-name="Preformatted_20_Text"><text:span text:style-name="T18">using</text:span><text:span text:style-name="T33"> </text:span><text:span text:style-name="T22">System.Collections.Generic</text:span><text:span text:style-name="T33">;</text:span></text:p>
      <text:p text:style-name="Preformatted_20_Text"><text:span text:style-name="T18">using</text:span><text:span text:style-name="T33"> </text:span><text:span text:style-name="T22">System.Linq</text:span><text:span text:style-name="T33">;</text:span></text:p>
      <text:p text:style-name="Preformatted_20_Text"><text:span text:style-name="T18">namespace</text:span><text:span text:style-name="T33"> </text:span><text:span text:style-name="T22">AlgoritmicaGrafelor.Laborator5.Subarbori</text:span></text:p>
      <text:p text:style-name="Preformatted_20_Text"><text:span text:style-name="T33">{</text:span></text:p>
      <text:p text:style-name="Preformatted_20_Text"><text:span text:style-name="T33"><text:s text:c="4"/></text:span><text:span text:style-name="T18">public</text:span><text:span text:style-name="T33"> </text:span><text:span text:style-name="T18">static</text:span><text:span text:style-name="T33"> </text:span><text:span text:style-name="T18">class</text:span><text:span text:style-name="T33"> </text:span><text:span text:style-name="T25">SubarborePartial</text:span></text:p>
      <text:p text:style-name="Preformatted_20_Text"><text:span text:style-name="T33"><text:s text:c="4"/>{</text:span></text:p>
      <text:p text:style-name="Preformatted_20_Text"><text:span text:style-name="T33"><text:s text:c="8"/></text:span><text:span text:style-name="T18">static</text:span><text:span text:style-name="T33"> </text:span><text:span text:style-name="T18">public</text:span><text:span text:style-name="T33"> </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Prim</text:span><text:span text:style-name="T33">(</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multimeaMuchiilor</text:span><text:span text:style-name="T33">)</text:span></text:p>
      <text:p text:style-name="Preformatted_20_Text"><text:span text:style-name="T33"><text:s text:c="8"/>{</text:span></text:p>
      <text:p text:style-name="Preformatted_20_Text"><text:span text:style-name="T33"><text:s text:c="12"/></text:span><text:span text:style-name="T18">if</text:span><text:span text:style-name="T33"> (</text:span><text:span text:style-name="T22">multimeaMuchiilor</text:span><text:span text:style-name="T33"> </text:span><text:span text:style-name="T22">==</text:span><text:span text:style-name="T33"> </text:span><text:span text:style-name="T18">null</text:span><text:span text:style-name="T33">)</text:span></text:p>
      <text:p text:style-name="Preformatted_20_Text"><text:span text:style-name="T33"><text:s text:c="16"/></text:span><text:span text:style-name="T18">throw</text:span><text:span text:style-name="T33"> </text:span><text:span text:style-name="T18">new</text:span><text:span text:style-name="T33"> </text:span><text:span text:style-name="T25">ArgumentNullException</text:span><text:span text:style-name="T33">(</text:span><text:span text:style-name="T27">"muchii"</text:span><text:span text:style-name="T33">);</text:span></text:p>
      <text:p text:style-name="Preformatted_20_Text"><text:span text:style-name="T33"><text:s text:c="12"/></text:span><text:span text:style-name="T18">if</text:span><text:span text:style-name="T33"> (</text:span><text:span text:style-name="T22">multimeaMuchiilor.Count</text:span><text:span text:style-name="T33"> </text:span><text:span text:style-name="T22">==</text:span><text:span text:style-name="T33"> </text:span><text:span text:style-name="T27">0</text:span><text:span text:style-name="T33">)</text:span></text:p>
      <text:p text:style-name="Preformatted_20_Text"><text:span text:style-name="T33"><text:s text:c="16"/></text:span><text:span text:style-name="T18">return</text:span><text:span text:style-name="T33"> </text:span><text:span text:style-name="T18">new</text:span><text:span text:style-name="T33"> </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text:span><text:span text:style-name="T33">[</text:span><text:span text:style-name="T27">0</text:span><text:span text:style-name="T33">];</text:span></text:p>
      <text:p text:style-name="Preformatted_20_Text"><text:span text:style-name="T33"><text:s text:c="12"/></text:span><text:span text:style-name="T25">IReadOnlyCollection</text:span><text:span text:style-name="T22">&lt;</text:span><text:span text:style-name="T18">int</text:span><text:span text:style-name="T22">&gt;</text:span><text:span text:style-name="T33"> </text:span><text:span text:style-name="T22">varfuri</text:span><text:span text:style-name="T33"> </text:span><text:span text:style-name="T22">=</text:span><text:span text:style-name="T33"> </text:span><text:span text:style-name="T22">multimeaMuchiilor.SelectMany</text:span><text:span text:style-name="T33">(</text:span><text:span text:style-name="T22">muchie</text:span><text:span text:style-name="T33"> </text:span><text:span text:style-name="T22">=&gt;</text:span><text:span text:style-name="T33"> </text:span><text:span text:style-name="T18">new</text:span><text:span text:style-name="T33">[] </text:span><text:soft-page-break/><text:span text:style-name="T33">{ </text:span><text:span text:style-name="T22">muchie.Item1</text:span><text:span text:style-name="T33">, </text:span><text:span text:style-name="T22">muchie.Item2</text:span><text:span text:style-name="T33"> })</text:span></text:p>
      <text:p text:style-name="Preformatted_20_Text"><text:span text:style-name="T33"><text:s text:c="58"/></text:span><text:span text:style-name="T22">.Distinct</text:span><text:span text:style-name="T33">()</text:span></text:p>
      <text:p text:style-name="Preformatted_20_Text"><text:span text:style-name="T33"><text:s text:c="58"/></text:span><text:span text:style-name="T22">.ToList</text:span><text:span text:style-name="T33">();</text:span></text:p>
      <text:p text:style-name="Preformatted_20_Text"><text:span text:style-name="T33"><text:s text:c="12"/></text:span><text:span text:style-name="T25">ISet</text:span><text:span text:style-name="T22">&lt;</text:span><text:span text:style-name="T18">int</text:span><text:span text:style-name="T22">&gt;</text:span><text:span text:style-name="T33"> </text:span><text:span text:style-name="T22">varfuriVizitate</text:span><text:span text:style-name="T33"> </text:span><text:span text:style-name="T22">=</text:span><text:span text:style-name="T33"> </text:span><text:span text:style-name="T18">new</text:span><text:span text:style-name="T33"> </text:span><text:span text:style-name="T25">HashSet</text:span><text:span text:style-name="T22">&lt;</text:span><text:span text:style-name="T18">int</text:span><text:span text:style-name="T22">&gt;</text:span><text:span text:style-name="T33"> { </text:span><text:span text:style-name="T22">varfuri.First</text:span><text:span text:style-name="T33">() };</text:span></text:p>
      <text:p text:style-name="Preformatted_20_Text"><text:span text:style-name="T33"><text:s text:c="12"/></text:span><text:span text:style-name="T25">ISet</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muchiiVizitate</text:span><text:span text:style-name="T33"> </text:span><text:span text:style-name="T22">=</text:span><text:span text:style-name="T33"> </text:span><text:span text:style-name="T18">new</text:span><text:span text:style-name="T33"> </text:span><text:span text:style-name="T25">HashSet</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text:span></text:p>
      <text:p text:style-name="Preformatted_20_Text"><text:span text:style-name="T33"><text:s text:c="12"/></text:span><text:span text:style-name="T18">while</text:span><text:span text:style-name="T33"> (</text:span><text:span text:style-name="T22">varfuriVizitate.Count</text:span><text:span text:style-name="T33"> </text:span><text:span text:style-name="T22">!=</text:span><text:span text:style-name="T33"> </text:span><text:span text:style-name="T22">varfuri.Count</text:span><text:span text:style-name="T33">)</text:span></text:p>
      <text:p text:style-name="Preformatted_20_Text"><text:span text:style-name="T33"><text:s text:c="12"/>{</text:span></text:p>
      <text:p text:style-name="Preformatted_20_Text"><text:span text:style-name="T33"><text:s text:c="16"/></text:span><text:span text:style-name="T25">IList</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muchii</text:span><text:span text:style-name="T33"> </text:span><text:span text:style-name="T22">=</text:span><text:span text:style-name="T33"> </text:span><text:span text:style-name="T18">new</text:span><text:span text:style-name="T33"> </text:span><text:span text:style-name="T25">List</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text:span></text:p>
      <text:p text:style-name="Preformatted_20_Text"><text:span text:style-name="T33"><text:s text:c="16"/></text:span><text:span text:style-name="T18">foreach</text:span><text:span text:style-name="T33"> (</text:span><text:span text:style-name="T18">int</text:span><text:span text:style-name="T33"> </text:span><text:span text:style-name="T22">varf</text:span><text:span text:style-name="T33"> </text:span><text:span text:style-name="T18">in</text:span><text:span text:style-name="T33"> </text:span><text:span text:style-name="T22">varfuriVizitate</text:span><text:span text:style-name="T33">)</text:span></text:p>
      <text:p text:style-name="Preformatted_20_Text"><text:span text:style-name="T33"><text:s text:c="16"/>{</text:span></text:p>
      <text:p text:style-name="Preformatted_20_Text"><text:span text:style-name="T33"><text:s text:c="20"/></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text:span><text:span text:style-name="T33"> </text:span><text:span text:style-name="T22">muchieAdiacentaDeValoareMinima</text:span><text:span text:style-name="T33"> </text:span><text:span text:style-name="T22">=</text:span></text:p>
      <text:p text:style-name="Preformatted_20_Text"><text:span text:style-name="T33"><text:s text:c="24"/></text:span><text:span text:style-name="T22">multimeaMuchiilor.Where</text:span><text:span text:style-name="T33">(</text:span><text:span text:style-name="T22">m</text:span><text:span text:style-name="T33"> </text:span><text:span text:style-name="T22">=&gt;</text:span><text:span text:style-name="T33"> (</text:span><text:span text:style-name="T22">m.Item1</text:span><text:span text:style-name="T33"> </text:span><text:span text:style-name="T22">==</text:span><text:span text:style-name="T33"> </text:span><text:span text:style-name="T22">varf</text:span><text:span text:style-name="T33"> </text:span><text:span text:style-name="T22">||</text:span><text:span text:style-name="T33"> </text:span><text:span text:style-name="T22">m.Item2</text:span><text:span text:style-name="T33"> </text:span><text:span text:style-name="T22">==</text:span><text:span text:style-name="T33"> </text:span><text:span text:style-name="T22">varf</text:span><text:span text:style-name="T33">)</text:span></text:p>
      <text:p text:style-name="Preformatted_20_Text"><text:span text:style-name="T33"><text:s text:c="54"/></text:span><text:span text:style-name="T22">&amp;&amp;</text:span><text:span text:style-name="T33"> </text:span><text:span text:style-name="T22">varfuriVizitate.Contains</text:span><text:span text:style-name="T33">(</text:span><text:span text:style-name="T22">m.Item1</text:span><text:span text:style-name="T33">) </text:span><text:span text:style-name="T22">!=</text:span><text:span text:style-name="T33"> </text:span><text:span text:style-name="T22">varfuriVizitate.Contains</text:span><text:span text:style-name="T33">(</text:span><text:span text:style-name="T22">m.Item2</text:span><text:span text:style-name="T33">))</text:span></text:p>
      <text:p text:style-name="Preformatted_20_Text"><text:span text:style-name="T33"><text:s text:c="41"/></text:span><text:span text:style-name="T22">.OrderBy</text:span><text:span text:style-name="T33">(</text:span><text:span text:style-name="T22">m</text:span><text:span text:style-name="T33"> </text:span><text:span text:style-name="T22">=&gt;</text:span><text:span text:style-name="T33"> </text:span><text:span text:style-name="T22">m.Item3</text:span><text:span text:style-name="T33">)</text:span></text:p>
      <text:p text:style-name="Preformatted_20_Text"><text:span text:style-name="T33"><text:s text:c="41"/></text:span><text:span text:style-name="T22">.FirstOrDefault</text:span><text:span text:style-name="T33">();</text:span></text:p>
      <text:p text:style-name="Preformatted_20_Text"><text:span text:style-name="T33"><text:s text:c="20"/></text:span><text:span text:style-name="T18">if</text:span><text:span text:style-name="T33"> (</text:span><text:span text:style-name="T22">muchieAdiacentaDeValoareMinima</text:span><text:span text:style-name="T33"> </text:span><text:span text:style-name="T22">!=</text:span><text:span text:style-name="T33"> </text:span><text:span text:style-name="T18">null</text:span><text:span text:style-name="T33">)</text:span></text:p>
      <text:p text:style-name="Preformatted_20_Text"><text:span text:style-name="T33"><text:s text:c="24"/></text:span><text:span text:style-name="T22">muchii.Add</text:span><text:span text:style-name="T33">(</text:span><text:span text:style-name="T22">muchieAdiacentaDeValoareMinima</text:span><text:span text:style-name="T33">);</text:span></text:p>
      <text:p text:style-name="Preformatted_20_Text"><text:span text:style-name="T33"><text:s text:c="16"/>}</text:span></text:p>
      <text:p text:style-name="Preformatted_20_Text"><text:span text:style-name="T33"><text:s text:c="16"/></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text:span><text:span text:style-name="T33"> </text:span><text:span text:style-name="T22">muchie</text:span><text:span text:style-name="T33"> </text:span><text:span text:style-name="T22">=</text:span><text:span text:style-name="T33"> </text:span><text:span text:style-name="T22">muchii.OrderBy</text:span><text:span text:style-name="T33">(</text:span><text:span text:style-name="T22">m</text:span><text:span text:style-name="T33"> </text:span><text:span text:style-name="T22">=&gt;</text:span><text:span text:style-name="T33"> </text:span><text:span text:style-name="T22">m.Item3</text:span><text:span text:style-name="T33">)</text:span><text:span text:style-name="T22">.First</text:span><text:span text:style-name="T33">();</text:span></text:p>
      <text:p text:style-name="Preformatted_20_Text"><text:span text:style-name="T33"><text:s text:c="16"/></text:span><text:span text:style-name="T22">varfuriVizitate.Add</text:span><text:span text:style-name="T33">(</text:span><text:span text:style-name="T22">muchie.Item1</text:span><text:span text:style-name="T33">);</text:span></text:p>
      <text:p text:style-name="Preformatted_20_Text"><text:span text:style-name="T33"><text:s text:c="16"/></text:span><text:span text:style-name="T22">varfuriVizitate.Add</text:span><text:span text:style-name="T33">(</text:span><text:span text:style-name="T22">muchie.Item2</text:span><text:span text:style-name="T33">);</text:span></text:p>
      <text:p text:style-name="Preformatted_20_Text"><text:span text:style-name="T33"><text:s text:c="16"/></text:span><text:span text:style-name="T22">muchiiVizitate.Add</text:span><text:span text:style-name="T33">(</text:span><text:span text:style-name="T22">muchie</text:span><text:span text:style-name="T33">);</text:span></text:p>
      <text:p text:style-name="Preformatted_20_Text"><text:span text:style-name="T33"><text:s text:c="12"/>}</text:span></text:p>
      <text:p text:style-name="Preformatted_20_Text"><text:span text:style-name="T33"><text:s text:c="12"/></text:span><text:span text:style-name="T18">return</text:span><text:span text:style-name="T33"> </text:span><text:span text:style-name="T22">muchiiVizitate.ToList</text:span><text:span text:style-name="T33">();</text:span></text:p>
      <text:p text:style-name="Preformatted_20_Text"><text:span text:style-name="T33"><text:s text:c="8"/>}</text:span></text:p>
      <text:p text:style-name="Preformatted_20_Text"><text:span text:style-name="T33"><text:s text:c="4"/>}</text:span></text:p>
      <text:p text:style-name="Preformatted_20_Text"><text:span text:style-name="T33">}</text:span></text:p>
      <text:h text:style-name="Heading_20_1" text:outline-level="1">Date de test</text:h>
      <text:p text:style-name="Preformatted_20_Text"><text:span text:style-name="T17">using</text:span><text:span text:style-name="T32"> </text:span><text:span text:style-name="T21">System</text:span><text:span text:style-name="T32">;</text:span></text:p>
      <text:p text:style-name="Preformatted_20_Text"><text:span text:style-name="T18">using</text:span><text:span text:style-name="T33"> </text:span><text:span text:style-name="T22">System.Collections.Generic</text:span><text:span text:style-name="T33">;</text:span></text:p>
      <text:p text:style-name="Preformatted_20_Text"><text:span text:style-name="T18">using</text:span><text:span text:style-name="T33"> </text:span><text:span text:style-name="T22">System.Linq</text:span><text:span text:style-name="T33">;</text:span></text:p>
      <text:p text:style-name="Preformatted_20_Text"><text:span text:style-name="T18">using</text:span><text:span text:style-name="T33"> </text:span><text:span text:style-name="T22">Microsoft.VisualStudio.TestTools.UnitTesting</text:span><text:span text:style-name="T33">;</text:span></text:p>
      <text:p text:style-name="Preformatted_20_Text"><text:span text:style-name="T18">namespace</text:span><text:span text:style-name="T33"> </text:span><text:span text:style-name="T22">AlgoritmicaGrafelor.Laborator5.Subarbori.Tests</text:span></text:p>
      <text:p text:style-name="Preformatted_20_Text"><text:span text:style-name="T33">{</text:span></text:p>
      <text:p text:style-name="Preformatted_20_Text"><text:span text:style-name="T33"><text:s text:c="4"/>[</text:span><text:span text:style-name="T25">TestClass</text:span><text:span text:style-name="T33">]</text:span></text:p>
      <text:p text:style-name="Preformatted_20_Text"><text:span text:style-name="T33"><text:s text:c="4"/></text:span><text:span text:style-name="T18">public</text:span><text:span text:style-name="T33"> </text:span><text:span text:style-name="T18">class</text:span><text:span text:style-name="T33"> </text:span><text:span text:style-name="T25">PrimTests</text:span></text:p>
      <text:p text:style-name="Preformatted_20_Text"><text:span text:style-name="T33"><text:s text:c="4"/>{</text:span></text:p>
      <text:p text:style-name="Preformatted_20_Text"><text:span text:style-name="T33"><text:s text:c="8"/></text:span><text:span text:style-name="T18">static</text:span><text:span text:style-name="T33"> </text:span><text:span text:style-name="T18">private</text:span><text:span text:style-name="T33"> </text:span><text:span text:style-name="T18">readonly</text:span><text:span text:style-name="T33"> </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_onePeekGraph</text:span><text:span text:style-name="T33"> </text:span><text:span text:style-name="T22">=</text:span></text:p>
      <text:p text:style-name="Preformatted_20_Text"><text:span text:style-name="T33"><text:s text:c="12"/></text:span><text:span text:style-name="T18">new</text:span><text:span text:style-name="T33"> </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text:span><text:span text:style-name="T33">[</text:span><text:span text:style-name="T27">0</text:span><text:span text:style-name="T33">];</text:span></text:p>
      <text:p text:style-name="Preformatted_20_Text"><text:span text:style-name="T33"><text:s text:c="8"/></text:span><text:span text:style-name="T18">static</text:span><text:span text:style-name="T33"> </text:span><text:span text:style-name="T18">private</text:span><text:span text:style-name="T33"> </text:span><text:span text:style-name="T18">readonly</text:span><text:span text:style-name="T33"> </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_twoPeekGraph</text:span><text:span text:style-name="T33"> </text:span><text:span text:style-name="T22">=</text:span></text:p>
      <text:p text:style-name="Preformatted_20_Text"><text:span text:style-name="T33"><text:s text:c="12"/></text:span><text:span text:style-name="T18">new</text:span><text:span text:style-name="T33">[] { </text:span><text:span text:style-name="T25">Tuple</text:span><text:span text:style-name="T22">.Create</text:span><text:span text:style-name="T33">(</text:span><text:span text:style-name="T27">0</text:span><text:span text:style-name="T33">, </text:span><text:span text:style-name="T27">1</text:span><text:span text:style-name="T33">, </text:span><text:span text:style-name="T27">1d</text:span><text:span text:style-name="T33">) };</text:span></text:p>
      <text:p text:style-name="Preformatted_20_Text"><text:span text:style-name="T33"><text:s text:c="8"/></text:span><text:span text:style-name="T18">static</text:span><text:span text:style-name="T33"> </text:span><text:span text:style-name="T18">private</text:span><text:span text:style-name="T33"> </text:span><text:span text:style-name="T18">readonly</text:span><text:span text:style-name="T33"> </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_threePeekGraph</text:span><text:span text:style-name="T33"> </text:span><text:span text:style-name="T22">=</text:span></text:p>
      <text:p text:style-name="Preformatted_20_Text"><text:span text:style-name="T33"><text:s text:c="12"/></text:span><text:span text:style-name="T18">new</text:span><text:span text:style-name="T33">[] { </text:span><text:span text:style-name="T25">Tuple</text:span><text:span text:style-name="T22">.Create</text:span><text:span text:style-name="T33">(</text:span><text:span text:style-name="T27">0</text:span><text:span text:style-name="T33">, </text:span><text:span text:style-name="T27">1</text:span><text:span text:style-name="T33">, </text:span><text:span text:style-name="T27">1d</text:span><text:span text:style-name="T33">),</text:span></text:p>
      <text:p text:style-name="Preformatted_20_Text"><text:span text:style-name="T33"><text:s text:c="20"/></text:span><text:span text:style-name="T25">Tuple</text:span><text:span text:style-name="T22">.Create</text:span><text:span text:style-name="T33">(</text:span><text:span text:style-name="T27">0</text:span><text:span text:style-name="T33">, </text:span><text:span text:style-name="T27">2</text:span><text:span text:style-name="T33">, </text:span><text:span text:style-name="T27">2d</text:span><text:span text:style-name="T33">),</text:span></text:p>
      <text:p text:style-name="Preformatted_20_Text"><text:span text:style-name="T33"><text:s text:c="20"/></text:span><text:span text:style-name="T25">Tuple</text:span><text:span text:style-name="T22">.Create</text:span><text:span text:style-name="T33">(</text:span><text:span text:style-name="T27">1</text:span><text:span text:style-name="T33">, </text:span><text:span text:style-name="T27">2</text:span><text:span text:style-name="T33">, </text:span><text:span text:style-name="T27">1d</text:span><text:span text:style-name="T33">) };</text:span></text:p>
      <text:p text:style-name="Preformatted_20_Text"><text:span text:style-name="T33"><text:s text:c="8"/></text:span><text:span text:style-name="T18">static</text:span><text:span text:style-name="T33"> </text:span><text:span text:style-name="T18">private</text:span><text:span text:style-name="T33"> </text:span><text:span text:style-name="T18">readonly</text:span><text:span text:style-name="T33"> </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_fourPeekGraph</text:span><text:span text:style-name="T33"> </text:span><text:span text:style-name="T22">=</text:span></text:p>
      <text:p text:style-name="Preformatted_20_Text"><text:span text:style-name="T33"><text:s text:c="12"/></text:span><text:span text:style-name="T18">new</text:span><text:span text:style-name="T33">[] { </text:span><text:span text:style-name="T25">Tuple</text:span><text:span text:style-name="T22">.Create</text:span><text:span text:style-name="T33">(</text:span><text:span text:style-name="T27">1</text:span><text:span text:style-name="T33">, </text:span><text:span text:style-name="T27">2</text:span><text:span text:style-name="T33">, </text:span><text:span text:style-name="T27">4d</text:span><text:span text:style-name="T33">),</text:span></text:p>
      <text:p text:style-name="Preformatted_20_Text"><text:span text:style-name="T33"><text:s text:c="20"/></text:span><text:span text:style-name="T25">Tuple</text:span><text:span text:style-name="T22">.Create</text:span><text:span text:style-name="T33">(</text:span><text:span text:style-name="T27">0</text:span><text:span text:style-name="T33">, </text:span><text:span text:style-name="T27">2</text:span><text:span text:style-name="T33">, </text:span><text:span text:style-name="T27">2d</text:span><text:span text:style-name="T33">),</text:span></text:p>
      <text:p text:style-name="Preformatted_20_Text"><text:span text:style-name="T33"><text:s text:c="20"/></text:span><text:span text:style-name="T25">Tuple</text:span><text:span text:style-name="T22">.Create</text:span><text:span text:style-name="T33">(</text:span><text:span text:style-name="T27">0</text:span><text:span text:style-name="T33">, </text:span><text:span text:style-name="T27">3</text:span><text:span text:style-name="T33">, </text:span><text:span text:style-name="T27">3d</text:span><text:span text:style-name="T33">),</text:span></text:p>
      <text:p text:style-name="Preformatted_20_Text"><text:span text:style-name="T33"><text:s text:c="20"/></text:span><text:span text:style-name="T25">Tuple</text:span><text:span text:style-name="T22">.Create</text:span><text:span text:style-name="T33">(</text:span><text:span text:style-name="T27">3</text:span><text:span text:style-name="T33">, </text:span><text:span text:style-name="T27">2</text:span><text:span text:style-name="T33">, </text:span><text:span text:style-name="T27">1d</text:span><text:span text:style-name="T33">) };</text:span></text:p>
      <text:p text:style-name="Preformatted_20_Text"><text:span text:style-name="T33"><text:s text:c="8"/>[</text:span><text:span text:style-name="T25">TestMethod</text:span><text:span text:style-name="T33">]</text:span></text:p>
      <text:p text:style-name="Preformatted_20_Text"><text:span text:style-name="T33"><text:s text:c="8"/></text:span><text:span text:style-name="T18">public</text:span><text:span text:style-name="T33"> </text:span><text:span text:style-name="T18">void</text:span><text:span text:style-name="T33"> </text:span><text:span text:style-name="T22">TestForOnePeekGraph</text:span><text:span text:style-name="T33">()</text:span></text:p>
      <text:p text:style-name="Preformatted_20_Text"><text:span text:style-name="T33"><text:s text:c="8"/>{</text:span></text:p>
      <text:p text:style-name="Preformatted_20_Text"><text:soft-page-break/><text:span text:style-name="T33"><text:s text:c="12"/></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result</text:span><text:span text:style-name="T33"> </text:span><text:span text:style-name="T22">=</text:span><text:span text:style-name="T33"> </text:span><text:span text:style-name="T25">SubarborePartial</text:span><text:span text:style-name="T22">.Prim</text:span><text:span text:style-name="T33">(</text:span><text:span text:style-name="T22">_onePeekGraph</text:span><text:span text:style-name="T33">);</text:span></text:p>
      <text:p text:style-name="Preformatted_20_Text"><text:span text:style-name="T33"><text:s text:c="12"/></text:span><text:span text:style-name="T25">Assert</text:span><text:span text:style-name="T22">.IsNotNull</text:span><text:span text:style-name="T33">(</text:span><text:span text:style-name="T22">result</text:span><text:span text:style-name="T33">);</text:span></text:p>
      <text:p text:style-name="Preformatted_20_Text"><text:span text:style-name="T33"><text:s text:c="12"/></text:span><text:span text:style-name="T25">Assert</text:span><text:span text:style-name="T22">.AreEqual</text:span><text:span text:style-name="T33">(</text:span><text:span text:style-name="T27">0</text:span><text:span text:style-name="T33">, </text:span><text:span text:style-name="T22">result.Count</text:span><text:span text:style-name="T33">);</text:span></text:p>
      <text:p text:style-name="Preformatted_20_Text"><text:span text:style-name="T33"><text:s text:c="8"/>}</text:span></text:p>
      <text:p text:style-name="Preformatted_20_Text"><text:span text:style-name="T33"><text:s text:c="8"/>[</text:span><text:span text:style-name="T25">TestMethod</text:span><text:span text:style-name="T33">]</text:span></text:p>
      <text:p text:style-name="Preformatted_20_Text"><text:span text:style-name="T33"><text:s text:c="8"/></text:span><text:span text:style-name="T18">public</text:span><text:span text:style-name="T33"> </text:span><text:span text:style-name="T18">void</text:span><text:span text:style-name="T33"> </text:span><text:span text:style-name="T22">TestForTwoPeekGraph</text:span><text:span text:style-name="T33">()</text:span></text:p>
      <text:p text:style-name="Preformatted_20_Text"><text:span text:style-name="T33"><text:s text:c="8"/>{</text:span></text:p>
      <text:p text:style-name="Preformatted_20_Text"><text:span text:style-name="T33"><text:s text:c="12"/></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result</text:span><text:span text:style-name="T33"> </text:span><text:span text:style-name="T22">=</text:span><text:span text:style-name="T33"> </text:span><text:span text:style-name="T25">SubarborePartial</text:span><text:span text:style-name="T22">.Prim</text:span><text:span text:style-name="T33">(</text:span><text:span text:style-name="T22">_twoPeekGraph</text:span><text:span text:style-name="T33">);</text:span></text:p>
      <text:p text:style-name="Preformatted_20_Text"><text:span text:style-name="T33"><text:s text:c="12"/></text:span><text:span text:style-name="T25">Assert</text:span><text:span text:style-name="T22">.IsNotNull</text:span><text:span text:style-name="T33">(</text:span><text:span text:style-name="T22">result</text:span><text:span text:style-name="T33">);</text:span></text:p>
      <text:p text:style-name="Preformatted_20_Text"><text:span text:style-name="T33"><text:s text:c="12"/></text:span><text:span text:style-name="T25">Assert</text:span><text:span text:style-name="T22">.AreEqual</text:span><text:span text:style-name="T33">(</text:span><text:span text:style-name="T27">1</text:span><text:span text:style-name="T33">, </text:span><text:span text:style-name="T22">result.Count</text:span><text:span text:style-name="T33">);</text:span></text:p>
      <text:p text:style-name="Preformatted_20_Text"><text:span text:style-name="T33"><text:s text:c="12"/></text:span><text:span text:style-name="T25">Assert</text:span><text:span text:style-name="T22">.IsTrue</text:span><text:span text:style-name="T33">(</text:span><text:span text:style-name="T22">result.SequenceEqual</text:span><text:span text:style-name="T33">(</text:span><text:span text:style-name="T22">_twoPeekGraph</text:span><text:span text:style-name="T33">));</text:span></text:p>
      <text:p text:style-name="Preformatted_20_Text"><text:span text:style-name="T33"><text:s text:c="8"/>}</text:span></text:p>
      <text:p text:style-name="Preformatted_20_Text"><text:span text:style-name="T33"><text:s text:c="8"/>[</text:span><text:span text:style-name="T25">TestMethod</text:span><text:span text:style-name="T33">]</text:span></text:p>
      <text:p text:style-name="Preformatted_20_Text"><text:span text:style-name="T33"><text:s text:c="8"/></text:span><text:span text:style-name="T18">public</text:span><text:span text:style-name="T33"> </text:span><text:span text:style-name="T18">void</text:span><text:span text:style-name="T33"> </text:span><text:span text:style-name="T22">TestForThreePeekGraph</text:span><text:span text:style-name="T33">()</text:span></text:p>
      <text:p text:style-name="Preformatted_20_Text"><text:span text:style-name="T33"><text:s text:c="8"/>{</text:span></text:p>
      <text:p text:style-name="Preformatted_20_Text"><text:span text:style-name="T33"><text:s text:c="12"/></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result</text:span><text:span text:style-name="T33"> </text:span><text:span text:style-name="T22">=</text:span><text:span text:style-name="T33"> </text:span><text:span text:style-name="T25">SubarborePartial</text:span><text:span text:style-name="T22">.Prim</text:span><text:span text:style-name="T33">(</text:span><text:span text:style-name="T22">_threePeekGraph</text:span><text:span text:style-name="T33">);</text:span></text:p>
      <text:p text:style-name="Preformatted_20_Text"><text:span text:style-name="T33"><text:s text:c="12"/></text:span><text:span text:style-name="T25">Assert</text:span><text:span text:style-name="T22">.IsNotNull</text:span><text:span text:style-name="T33">(</text:span><text:span text:style-name="T22">result</text:span><text:span text:style-name="T33">);</text:span></text:p>
      <text:p text:style-name="Preformatted_20_Text"><text:span text:style-name="T33"><text:s text:c="12"/></text:span><text:span text:style-name="T25">Assert</text:span><text:span text:style-name="T22">.AreEqual</text:span><text:span text:style-name="T33">(</text:span><text:span text:style-name="T27">2</text:span><text:span text:style-name="T33">, </text:span><text:span text:style-name="T22">result.Count</text:span><text:span text:style-name="T33">);</text:span></text:p>
      <text:p text:style-name="Preformatted_20_Text"><text:span text:style-name="T33"><text:s text:c="12"/></text:span><text:span text:style-name="T25">Assert</text:span><text:span text:style-name="T22">.IsTrue</text:span><text:span text:style-name="T33">(</text:span><text:span text:style-name="T22">result.OrderBy</text:span><text:span text:style-name="T33">(</text:span><text:span text:style-name="T22">tuple</text:span><text:span text:style-name="T33"> </text:span><text:span text:style-name="T22">=&gt;</text:span><text:span text:style-name="T33"> </text:span><text:span text:style-name="T22">tuple.Item2</text:span><text:span text:style-name="T33">)</text:span></text:p>
      <text:p text:style-name="Preformatted_20_Text"><text:span text:style-name="T33"><text:s text:c="32"/></text:span><text:span text:style-name="T22">.OrderBy</text:span><text:span text:style-name="T33">(</text:span><text:span text:style-name="T22">tuple</text:span><text:span text:style-name="T33"> </text:span><text:span text:style-name="T22">=&gt;</text:span><text:span text:style-name="T33"> </text:span><text:span text:style-name="T22">tuple.Item1</text:span><text:span text:style-name="T33">)</text:span></text:p>
      <text:p text:style-name="Preformatted_20_Text"><text:span text:style-name="T33"><text:s text:c="32"/></text:span><text:span text:style-name="T22">.SequenceEqual</text:span><text:span text:style-name="T33">(</text:span><text:span text:style-name="T18">new</text:span><text:span text:style-name="T33"> []</text:span></text:p>
      <text:p text:style-name="Preformatted_20_Text"><text:span text:style-name="T33"><text:s text:c="32"/>{</text:span></text:p>
      <text:p text:style-name="Preformatted_20_Text"><text:span text:style-name="T33"><text:s text:c="36"/></text:span><text:span text:style-name="T25">Tuple</text:span><text:span text:style-name="T22">.Create</text:span><text:span text:style-name="T33">(</text:span><text:span text:style-name="T27">0</text:span><text:span text:style-name="T33">, </text:span><text:span text:style-name="T27">1</text:span><text:span text:style-name="T33">, </text:span><text:span text:style-name="T27">1d</text:span><text:span text:style-name="T33">),</text:span></text:p>
      <text:p text:style-name="Preformatted_20_Text"><text:span text:style-name="T33"><text:s text:c="36"/></text:span><text:span text:style-name="T25">Tuple</text:span><text:span text:style-name="T22">.Create</text:span><text:span text:style-name="T33">(</text:span><text:span text:style-name="T27">1</text:span><text:span text:style-name="T33">, </text:span><text:span text:style-name="T27">2</text:span><text:span text:style-name="T33">, </text:span><text:span text:style-name="T27">1d</text:span><text:span text:style-name="T33">)</text:span></text:p>
      <text:p text:style-name="Preformatted_20_Text"><text:span text:style-name="T33"><text:s text:c="32"/>}));</text:span></text:p>
      <text:p text:style-name="Preformatted_20_Text"><text:span text:style-name="T33"><text:s text:c="8"/>}</text:span></text:p>
      <text:p text:style-name="Preformatted_20_Text"><text:span text:style-name="T33"><text:s text:c="8"/>[</text:span><text:span text:style-name="T25">TestMethod</text:span><text:span text:style-name="T33">]</text:span></text:p>
      <text:p text:style-name="Preformatted_20_Text"><text:span text:style-name="T33"><text:s text:c="8"/></text:span><text:span text:style-name="T18">public</text:span><text:span text:style-name="T33"> </text:span><text:span text:style-name="T18">void</text:span><text:span text:style-name="T33"> </text:span><text:span text:style-name="T22">TestForFourPeekGraph</text:span><text:span text:style-name="T33">()</text:span></text:p>
      <text:p text:style-name="Preformatted_20_Text"><text:span text:style-name="T33"><text:s text:c="8"/>{</text:span></text:p>
      <text:p text:style-name="Preformatted_20_Text"><text:span text:style-name="T33"><text:s text:c="12"/></text:span><text:span text:style-name="T25">IReadOnlyCollection</text:span><text:span text:style-name="T22">&lt;</text:span><text:span text:style-name="T25">Tuple</text:span><text:span text:style-name="T22">&lt;</text:span><text:span text:style-name="T18">int</text:span><text:span text:style-name="T33">, </text:span><text:span text:style-name="T18">int</text:span><text:span text:style-name="T33">, </text:span><text:span text:style-name="T18">double</text:span><text:span text:style-name="T22">&gt;&gt;</text:span><text:span text:style-name="T33"> </text:span><text:span text:style-name="T22">result</text:span><text:span text:style-name="T33"> </text:span><text:span text:style-name="T22">=</text:span><text:span text:style-name="T33"> </text:span><text:span text:style-name="T25">SubarborePartial</text:span><text:span text:style-name="T22">.Prim</text:span><text:span text:style-name="T33">(</text:span><text:span text:style-name="T22">_fourPeekGraph</text:span><text:span text:style-name="T33">);</text:span></text:p>
      <text:p text:style-name="Preformatted_20_Text"><text:span text:style-name="T33"><text:s text:c="12"/></text:span><text:span text:style-name="T25">Assert</text:span><text:span text:style-name="T22">.IsNotNull</text:span><text:span text:style-name="T33">(</text:span><text:span text:style-name="T22">result</text:span><text:span text:style-name="T33">);</text:span></text:p>
      <text:p text:style-name="Preformatted_20_Text"><text:span text:style-name="T33"><text:s text:c="12"/></text:span><text:span text:style-name="T25">Assert</text:span><text:span text:style-name="T22">.AreEqual</text:span><text:span text:style-name="T33">(</text:span><text:span text:style-name="T27">3</text:span><text:span text:style-name="T33">, </text:span><text:span text:style-name="T22">result.Count</text:span><text:span text:style-name="T33">);</text:span></text:p>
      <text:p text:style-name="Preformatted_20_Text"><text:span text:style-name="T33"><text:s text:c="12"/></text:span><text:span text:style-name="T25">Assert</text:span><text:span text:style-name="T22">.IsTrue</text:span><text:span text:style-name="T33">(</text:span><text:span text:style-name="T22">result.OrderBy</text:span><text:span text:style-name="T33">(</text:span><text:span text:style-name="T22">tuple</text:span><text:span text:style-name="T33"> </text:span><text:span text:style-name="T22">=&gt;</text:span><text:span text:style-name="T33"> </text:span><text:span text:style-name="T22">tuple.Item2</text:span><text:span text:style-name="T33">)</text:span></text:p>
      <text:p text:style-name="Preformatted_20_Text"><text:span text:style-name="T33"><text:s text:c="32"/></text:span><text:span text:style-name="T22">.OrderBy</text:span><text:span text:style-name="T33">(</text:span><text:span text:style-name="T22">tuple</text:span><text:span text:style-name="T33"> </text:span><text:span text:style-name="T22">=&gt;</text:span><text:span text:style-name="T33"> </text:span><text:span text:style-name="T22">tuple.Item1</text:span><text:span text:style-name="T33">)</text:span></text:p>
      <text:p text:style-name="Preformatted_20_Text"><text:span text:style-name="T33"><text:s text:c="32"/></text:span><text:span text:style-name="T22">.SequenceEqual</text:span><text:span text:style-name="T33">(</text:span><text:span text:style-name="T18">new</text:span><text:span text:style-name="T33">[]</text:span></text:p>
      <text:p text:style-name="Preformatted_20_Text"><text:span text:style-name="T33"><text:s text:c="32"/>{</text:span></text:p>
      <text:p text:style-name="Preformatted_20_Text"><text:span text:style-name="T33"><text:s text:c="36"/></text:span><text:span text:style-name="T25">Tuple</text:span><text:span text:style-name="T22">.Create</text:span><text:span text:style-name="T33">(</text:span><text:span text:style-name="T27">0</text:span><text:span text:style-name="T33">, </text:span><text:span text:style-name="T27">2</text:span><text:span text:style-name="T33">, </text:span><text:span text:style-name="T27">2d</text:span><text:span text:style-name="T33">),</text:span></text:p>
      <text:p text:style-name="Preformatted_20_Text"><text:span text:style-name="T33"><text:s text:c="36"/></text:span><text:span text:style-name="T25">Tuple</text:span><text:span text:style-name="T22">.Create</text:span><text:span text:style-name="T33">(</text:span><text:span text:style-name="T27">1</text:span><text:span text:style-name="T33">, </text:span><text:span text:style-name="T27">2</text:span><text:span text:style-name="T33">, </text:span><text:span text:style-name="T27">4d</text:span><text:span text:style-name="T33">),</text:span></text:p>
      <text:p text:style-name="Preformatted_20_Text"><text:span text:style-name="T33"><text:s text:c="36"/></text:span><text:span text:style-name="T25">Tuple</text:span><text:span text:style-name="T22">.Create</text:span><text:span text:style-name="T33">(</text:span><text:span text:style-name="T27">3</text:span><text:span text:style-name="T33">, </text:span><text:span text:style-name="T27">2</text:span><text:span text:style-name="T33">, </text:span><text:span text:style-name="T27">1d</text:span><text:span text:style-name="T33">) </text:span></text:p>
      <text:p text:style-name="Preformatted_20_Text"><text:span text:style-name="T33"><text:s text:c="32"/>}));</text:span></text:p>
      <text:p text:style-name="Preformatted_20_Text"><text:span text:style-name="T33"><text:s text:c="8"/>}</text:span></text:p>
      <text:p text:style-name="Preformatted_20_Text"><text:span text:style-name="T33"><text:s text:c="4"/>}</text:span></text:p>
      <text:p text:style-name="Preformatted_20_Text"><text:span text:style-name="T3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Consolas" svg:font-family="Consolas" style:font-family-generic="roma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Empty" xlink:href="Pictures/100000000000000800000008DD0ADA29.png" xlink:type="simple" xlink:show="embed" xlink:actuate="onLoad"/>
    <draw:marker draw:name="Short_20_line_20_Arrow" draw:display-name="Short line Arrow" svg:viewBox="0 0 3000 3000" svg:d="m1500 0 1500 2789v211h-114l-1286-2392v2392h-200v-2392l-1286 2392h-114v-211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Preformatted_20_Text" style:display-name="Preformatted Text" style:family="paragraph" style:parent-style-name="Standard" style:class="html" style:master-page-name="">
      <style:paragraph-properties fo:margin-top="0cm" fo:margin-bottom="0cm" style:contextual-spacing="false" style:page-number="auto" fo:background-color="transparent">
        <style:background-image/>
      </style:paragraph-properties>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0b3ce6" officeooo:paragraph-rsid="000b3ce6"/>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Fangli Andrei, grupa 231</text:p>
      </style:header>
      <style:footer>
        <text:p text:style-name="MP2"><text:page-number text:select-page="current">3</text:page-number>/<text:page-count>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6T22:11:53.247000000</meta:creation-date>
    <dc:date>2013-12-12T22:32:06.434000000</dc:date>
    <meta:editing-duration>PT6H54M20S</meta:editing-duration>
    <meta:editing-cycles>599</meta:editing-cycles>
    <meta:generator>LibreOffice/4.1.3.2$Windows_x86 LibreOffice_project/70feb7d99726f064edab4605a8ab840c50ec57a</meta:generator>
    <meta:document-statistic meta:table-count="0" meta:image-count="0" meta:object-count="0" meta:page-count="3" meta:paragraph-count="137" meta:word-count="500" meta:character-count="6443" meta:non-whitespace-character-count="4389"/>
  </office:meta>
</office:document-meta>
</file>